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<text:bookmark-start text:name="protect-root-global-admins-account"/>Protect Root / Global Admins Account<text:bookmark-end text:name="protect-root-global-admins-account"/></text:h>
      <text:h text:style-name="Heading_20_2" text:outline-level="2"><text:bookmark-start text:name="objective"/>Objective<text:bookmark-end text:name="objective"/></text:h>
      <text:p text:style-name="First_20_paragraph">Protect root or master account used to establish the cloud service.</text:p>
      <text:h text:style-name="Heading_20_2" text:outline-level="2"><text:bookmark-start text:name="key-considerations"/>Key Considerations<text:bookmark-end text:name="key-considerations"/></text:h>
      <text:list text:style-name="L1">
        <text:list-item>
          <text:p text:style-name="P1">[ ] Implement multi-factor authentication (MFA) mechanism for root/master account.</text:p>
        </text:list-item>
        <text:list-item>
          <text:p text:style-name="P1">[ ] Document a break glass emergency account management procedure. Including names of users with root or master account access.</text:p>
        </text:list-item>
        <text:list-item>
          <text:p text:style-name="P1">[ ] Obtain signature from Departmental Chief Information Officer (CIO) and Chief Security Officer (CSO) to confirm acknowledgement and approval of the break glass emergency account management procedures.</text:p>
        </text:list-item>
        <text:list-item>
          <text:p text:style-name="P1">[ ] Implement a mechanism for enforcing access authorizations.</text:p>
        </text:list-item>
        <text:list-item>
          <text:p text:style-name="P1">[ ] Configure appropriate alerts on root/master accounts to detect a potential compromise, in accordance with the <text:a xlink:type="simple" xlink:href="https://www.gcpedia.gc.ca/gcwiki/images/e/e3/GC_Event_Logging_Strategy.pdf" office:name=""><text:span text:style-name="Definition">GC Event Logging Guidance</text:span></text:a></text:p>
        </text:list-item>
      </text:list>
      <text:h text:style-name="Heading_20_2" text:outline-level="2"><text:bookmark-start text:name="validation"/>Validation<text:bookmark-end text:name="validation"/></text:h>
      <text:list text:style-name="L2">
        <text:list-item>
          <text:p text:style-name="P2">[ ] Confirm policy for MFA is enabled through screenshots and compliance reports.</text:p>
        </text:list-item>
        <text:list-item>
          <text:p text:style-name="P2">[ ] Confirm that an attestation letter of the emergency break glass procedure has been signed by the Departmental CIO and CSO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3">
        <text:list-item>
          <text:p text:style-name="P3">[ ] Leverage enterprise services such as Administrative Access Control System (AACS) for Privileged Access Management (PAM), Attribute-based access control (ABAC).</text:p>
        </text:list-item>
      </text:list>
      <text:h text:style-name="Heading_20_2" text:outline-level="2"><text:bookmark-start text:name="applicable-service-models"/>Applicable Service Models<text:bookmark-end text:name="applicable-service-models"/></text:h>
      <text:list text:style-name="L4">
        <text:list-item>
          <text:p text:style-name="P4">IaaS, PaaS, SaaS</text:p>
        </text:list-item>
      </text:list>
      <text:h text:style-name="Heading_20_2" text:outline-level="2"><text:bookmark-start text:name="references"/>References<text:bookmark-end text:name="references"/></text:h>
      <text:list text:style-name="L5">
        <text:list-item>
          <text:p text:style-name="P5"><text:a xlink:type="simple" xlink:href="https://www.canada.ca/en/treasury-board-secretariat/services/access-information-privacy/security-identity-management/direction-secure-use-commercial-cloud-services-spin.html" office:name=""><text:span text:style-name="Definition">SPIN 2017-01</text:span></text:a>, subsection 6.2.3</text:p>
        </text:list-item>
        <text:list-item>
          <text:p text:style-name="P5">CSE Top 10 #3</text:p>
        </text:list-item>
        <text:list-item>
          <text:p text:style-name="P5">Refer to the <text:a xlink:type="simple" xlink:href="https://intranet.canada.ca/wg-tg/rtua-rafu-eng.asp" office:name=""><text:span text:style-name="Definition">Recommendations for Two-Factor User Authentication Within the Government of Canada Enterprise Domain</text:span></text:a></text:p>
        </text:list-item>
        <text:list-item>
          <text:p text:style-name="P5">Refer to the following <text:a xlink:type="simple" xlink:href="https://gcconnex.gc.ca/file/view/55010566/break-glass-emergency-account-procedure-departments-can-use-to-develop-their-emergency-access-management-controls-for-cloud?language=en" office:name=""><text:span text:style-name="Definition">template</text:span></text:a> for an example of a break glass emergency account management procedure.</text:p>
        </text:list-item>
        <text:list-item>
          <text:p text:style-name="P5">Refer to the <text:a xlink:type="simple" xlink:href="https://www.gcpedia.gc.ca/gcwiki/images/e/e3/GC_Event_Logging_Strategy.pdf" office:name=""><text:span text:style-name="Definition">GC Event Logging Guidance</text:span></text:a></text:p>
        </text:list-item>
        <text:list-item>
          <text:p text:style-name="P5">Related security controls: AC‑2, AC‑2(1), AC‑3, AC‑5, AC‑6, AC‑6(5), AC‑6(10), AC‑7, AC‑9, AC‑19, AC‑20(3), IA‑2, IA‑2(1), IA‑2(2), IA‑2(11), IA‑4, IA‑5, IA‑5(1), IA‑5(6), IA‑5(7), IA‑5(13), IA‑6, IA‑8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